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4pt"/>
    </style:style>
    <style:style style:name="P10" style:family="paragraph">
      <style:text-properties fo:font-size="20pt"/>
    </style:style>
    <style:style style:name="P11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style:text-position="-33% 58%" fo:font-size="28pt" style:font-size-asian="40pt" style:font-size-complex="40pt"/>
    </style:style>
    <style:style style:name="T5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style:text-position="33% 58%" fo:font-size="24pt" style:font-size-asian="32pt" style:font-size-complex="32pt"/>
    </style:style>
    <style:style style:name="T55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7" style:family="text">
      <style:text-properties style:text-position="33% 58%" style:font-name="Calibri3" style:font-name-asian="Calibri3" style:font-name-complex="Calibri3"/>
    </style:style>
    <style:style style:name="T58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59" style:family="text">
      <style:text-properties style:text-position="-33% 58%" fo:font-weight="normal" style:font-weight-asian="normal" style:font-weight-complex="normal"/>
    </style:style>
    <style:style style:name="T6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style:text-position="0% 100%" fo:font-style="normal" style:font-style-asian="normal" style:font-style-complex="normal"/>
    </style:style>
    <style:style style:name="T62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3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5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style:text-position="33% 58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ize="24pt"/>
    </style:style>
    <style:style style:name="T69" style:family="text">
      <style:text-properties fo:font-size="24pt" fo:font-style="italic" style:font-style-asian="italic" style:font-style-complex="italic"/>
    </style:style>
    <style:style style:name="T70" style:family="text">
      <style:text-properties fo:font-size="24pt" fo:font-style="normal" style:font-style-asian="normal" style:font-style-complex="normal"/>
    </style:style>
    <style:style style:name="T71" style:family="text">
      <style:text-properties style:text-position="-33% 58%" fo:font-size="24pt"/>
    </style:style>
    <style:style style:name="T72" style:family="text">
      <style:text-properties style:text-position="33% 58%" fo:font-size="24pt"/>
    </style:style>
    <style:style style:name="T73" style:family="text">
      <style:text-properties style:text-position="0% 100%" fo:font-size="24pt"/>
    </style:style>
    <style:style style:name="T74" style:family="text">
      <style:text-properties style:text-position="-33% 58%" fo:font-size="24pt" fo:font-style="italic" style:font-style-asian="italic" style:font-style-complex="italic"/>
    </style:style>
    <style:style style:name="T75" style:family="text">
      <style:text-properties style:text-position="0% 100%" fo:font-size="24pt" fo:font-style="italic" style:font-style-asian="italic" style:font-style-complex="italic"/>
    </style:style>
    <style:style style:name="T76" style:family="text">
      <style:text-properties style:text-position="-33% 58%" fo:font-size="24pt" fo:font-style="normal" style:font-style-asian="normal" style:font-style-complex="normal"/>
    </style:style>
    <style:style style:name="T77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78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79" style:family="text">
      <style:text-properties style:font-name="Segoe UI2" style:font-name-asian="Segoe UI4" style:font-name-complex="Segoe UI4"/>
    </style:style>
    <style:style style:name="T80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81" style:family="text">
      <style:text-properties fo:font-size="22pt" style:font-size-asian="28pt" style:font-size-complex="28pt"/>
    </style:style>
    <style:style style:name="T82" style:family="text">
      <style:text-properties fo:font-size="22pt" fo:font-style="italic" style:font-size-asian="28pt" style:font-style-asian="italic" style:font-size-complex="28pt" style:font-style-complex="italic"/>
    </style:style>
    <style:style style:name="T83" style:family="text">
      <style:text-properties style:text-position="-33% 58%" fo:font-size="22pt" style:font-size-asian="28pt" style:font-size-complex="28pt"/>
    </style:style>
    <style:style style:name="T84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5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86" style:family="text">
      <style:text-properties style:text-position="33% 58%" fo:font-size="22pt" style:font-size-asian="28pt" style:font-size-complex="28pt"/>
    </style:style>
    <style:style style:name="T87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88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folgt der formale Übergang in die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skalare Multiplikation der Eigenwertgleichungen mit dem bra‑Ortseigenzustand ⟨<text:span text:style-name="T5">r</text:span>| :</text:p>
            <text:p/>
            <text:p/>
            <text:p/>
            <text:p/>
          </draw:text-box>
        </draw:frame>
        <draw:frame draw:style-name="gr2" draw:text-style-name="P2" draw:layer="layout" svg:width="11.927cm" svg:height="8.679cm" svg:x="8.036cm" svg:y="10.26cm">
          <text:p/>
          <draw:object xlink:href="../formaler%20Übergang%20in%20die%20Ortsdarstellung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kt der Orts- und Impulsoperator in der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Ortsoperator wirkt multiplikativ, der Impulsoperator ist im wesentlichen durch den Gradienten ∇ zu ersetzen:</text:p>
            <text:p/>
            <text:p/>
            <text:p/>
          </draw:text-box>
        </draw:frame>
        <draw:frame draw:style-name="gr2" draw:text-style-name="P2" draw:layer="layout" svg:width="19.95cm" svg:height="6.585cm" svg:x="4.024cm" svg:y="11.407cm">
          <text:p/>
          <draw:object xlink:href="../Wirkung%20des%20Orts%20und%20Impulsoperators%20in%20Ortsdarstell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0.257cm" svg:height="7.593cm" svg:x="8.871cm" svg:y="6.703cm">
          <text:p/>
          <draw:object xlink:href="../Ortsdarstellung%20der%20Bahndrehimpulskomponenten%20in%20kartesischen%20Koordinat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s gilt allgemein für Einheitsvektoren </text:span><text:span text:style-name="T25">e</text:span><text:span text:style-name="T27">yi</text:span><text:span text:style-name="T1"> in einem krummlinig-orthogonalen Koordinatensystem (</text:span><text:span text:style-name="T24">y</text:span><text:span text:style-name="T52">1</text:span><text:span text:style-name="T1">, </text:span><text:span text:style-name="T24">y</text:span><text:span text:style-name="T52">2</text:span><text:span text:style-name="T1">, </text:span><text:span text:style-name="T24">y</text:span><text:span text:style-name="T52">3</text:span><text:span text:style-name="T1">)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1.885cm" svg:height="2.675cm" svg:x="8.057cm" svg:y="9.162cm">
          <text:p/>
          <draw:object xlink:href="../Koordinatentransformatio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nheitsvek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5cm" svg:height="11.173cm" svg:x="6.424cm" svg:y="5.913cm">
          <text:p/>
          <draw:object xlink:href="../Einheitsvektoren%20in%20Kugelkoordinate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5.023cm" svg:height="2.149cm" svg:x="11.488cm" svg:y="9.425cm">
          <text:p/>
          <draw:object xlink:href="../Lz%20in%20Kugelkoordinaten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Stufenopera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801cm" svg:height="1.863cm" svg:x="5.599cm" svg:y="9.568cm">
          <text:p/>
          <draw:object xlink:href="../Stufenoperatoren%20in%20Kugelkoordinat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3">L</text:span><text:span text:style-name="T54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Winkelanteil des Laplace-Operators ∆ hängt eng mit der Darstellung von <text:span text:style-name="T5">L</text:span><text:span text:style-name="T6">2</text:span> in Kugelkoordianten zusa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>
            <draw:text-box>
              <text:p>Die kinetische Energie <text:span text:style-name="T7">T</text:span> eines Teilchens lässt sich in einen Radialanteil <text:span text:style-name="T7">T</text:span><text:span text:style-name="T8">r</text:span> und einen Winkelanteil <text:span text:style-name="T7">T</text:span><text:span text:style-name="T35">θ</text:span><text:span text:style-name="T55">,</text:span><text:span text:style-name="T35">φ</text:span><text:span text:style-name="T21"> zerlegen, wobei d</text:span>er Winkelanteil des Laplace-Operators ∆ durch <text:span text:style-name="T5">L</text:span><text:span text:style-name="T6">2</text:span> bestimmt wird.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7">r</text:span>-Abhängigkeit der Wellenfunktion, der <text:span text:style-name="T7">Radialanteil</text:span>, bleibt völlig un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rennt man die Wellenfunktion in einen Radial- und einen Winkelanteil auf,</text:p>
            <text:p><text:span text:style-name="T14">ψ</text:span><text:span text:style-name="T35">lm</text:span><text:span text:style-name="T41">(</text:span><text:span text:style-name="T56">r</text:span><text:span text:style-name="T41">) = </text:span><text:span text:style-name="T14">R</text:span><text:span text:style-name="T41">(</text:span><text:span text:style-name="T14">r</text:span><text:span text:style-name="T41">) </text:span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</text:span></text:p>
            <text:p>und wendet weiters auf den Winkelanteil ebenfalls einen Separationsansatz an</text:p>
            <text:p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 = </text:span><text:span text:style-name="T14">Φ</text:span><text:span text:style-name="T41">(</text:span><text:span text:style-name="T14">φ</text:span><text:span text:style-name="T41">) </text:span><text:span text:style-name="T14">Θ</text:span><text:span text:style-name="T41">(</text:span><text:span text:style-name="T14">θ</text:span><text:span text:style-name="T41">)</text:span></text:p>
            <text:p>so erkennt man bei Berechnung der <text:span text:style-name="T14">φ</text:span><text:span text:style-name="T41">-Abhängigkeit</text:span></text:p>
            <text:p><text:span text:style-name="T14">Φ</text:span><text:span text:style-name="T41">(</text:span><text:span text:style-name="T14">φ</text:span><text:span text:style-name="T41">) = e</text:span><text:span text:style-name="T57">i m </text:span><text:span text:style-name="T58">φ</text:span></text:p>
            <text:p><text:span text:style-name="T42">dass aufgrund der Forderung </text:span><text:span text:style-name="T14">Φ</text:span><text:span text:style-name="T42">(</text:span><text:span text:style-name="T14">φ</text:span><text:span text:style-name="T42"> + 2π) = </text:span><text:span text:style-name="T14">Φ</text:span><text:span text:style-name="T42">(</text:span><text:span text:style-name="T14">φ</text:span><text:span text:style-name="T42">) für die Eindeutigkeit der Wellenfunktion nur ganze Zahlen für </text:span><text:span text:style-name="T14">m</text:span><text:span text:style-name="T42"> und damit auch für </text:span><text:span text:style-name="T14">l</text:span><text:span text:style-name="T42"> infrage 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verallgemeinerte Legendr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>
            <draw:text-box>
              <text:p>Bekannt von den Multipolmomenten elektrischer Ladungsdichten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meinsamen Eigenfunktionen der Bahndrehimpulsoperatoren <text:span text:style-name="T5">L</text:span><text:span text:style-name="T6">2</text:span> und <text:span text:style-name="T7">L</text:span><text:span text:style-name="T8">z</text:span> sind <text:span text:style-name="T17">Kugelflächen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9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Ungerade Parität:</text:p>
            <text:p>Eigenfunktionen mit geradem <text:span text:style-name="T7">l</text:span> haben gerade, mit ungeradem <text:span text:style-name="T7">l</text:span> haben ungerade Par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60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9.39cm" svg:height="2.646cm" svg:x="9.304cm" svg:y="9.176cm">
          <text:p/>
          <draw:object xlink:href="../magnetisches%20Moment%20in%20der%20klassischen%20Elektrodynamik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8.494cm" svg:height="4.28cm" svg:x="4.752cm" svg:y="8.359cm">
          <text:p/>
          <draw:object xlink:href="../Berechnung%20des%20magnetischen%20Moments%20aus%20der%20Energie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8.108cm" svg:x="1.4cm" svg:y="1.953cm" presentation:class="subtitle" presentation:user-transformed="true">
          <draw:text-box>
            <text:p/>
            <text:p/>
            <text:p/>
            <text:p>Interpretiert man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so entfällt 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erhält als Operator des magnetischen Moments:</text:span></text:p>
            <text:p><text:span text:style-name="T20"/></text:p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 die Überlegungen zur Herleitung der Observablen des magnetischens Moments</text:p>
          </draw:text-box>
        </draw:frame>
        <draw:frame presentation:style-name="pr2" draw:layer="layout" svg:width="25.199cm" svg:height="17.075cm" svg:x="1.4cm" svg:y="2.469cm" presentation:class="subtitle" presentation:user-transformed="true">
          <draw:text-box>
            <text:p/>
            <text:p/>
            <text:p/>
            <text:p>Man interpretiert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/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entfällt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identifiziert </text:span><text:span text:style-name="T56">μ</text:span><text:span text:style-name="T62"> = -∇</text:span><text:span text:style-name="T63">B</text:span><text:span text:style-name="T64">H</text:span><text:span text:style-name="T20"> als Operator des magnetischen Mo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7cm" presentation:class="subtitle" presentation:user-transformed="true">
          <draw:text-box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anonisch konjugierte Variab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ariablen, welche die fundamentale Poisson-Klammer {q,p} = 1 erfüllen, bzw. nach dem Korrespondenzprinzip die fundamentale Vertauschungsrelation [q,p]<text:span text:style-name="T10">_</text:span> = i ℏ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3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7.798cm" svg:height="1.274cm" svg:x="10.1cm" svg:y="9.862cm">
          <text:p/>
          <draw:object xlink:href="../klassische%20kanonisch%20konjugierte%20Variable%20zu%20r%20in%20der%20Elektrodynamik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Wechselwirkungen des Elektrons mit den anderen Atomelektronen in gemittelter Form wird durch ein Zentralfeld <text:span text:style-name="T7">V</text:span>(<text:span text:style-name="T5">r</text:span><text:span text:style-name="T8">i</text:span>) = <text:span text:style-name="T7">V</text:span>(<text:span text:style-name="T7">r</text:span><text:span text:style-name="T8">i</text:span>) simul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89cm" svg:height="2.971cm" svg:x="6.405cm" svg:y="9.014cm">
          <text:p/>
          <draw:object xlink:href="../Hamilton-Operator%20des%20p-Elektronenatoms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<text:s/></text:span><text:span text:style-name="T12">Wie sieht das magnetische Moment aus eines Teilchens mit </text:span><text:span text:style-name="T13">p</text:span><text:span text:style-name="T12"> Elektronen (Spin noch ausgeklammert)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31cm" svg:height="3.091cm" svg:x="6.584cm" svg:y="8.954cm">
          <text:p/>
          <draw:object xlink:href="../magnetisches%20Moment%20des%20p-Elektronenatoms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erste Summand repräsentiert ein permanentes Moment welches aus der Elektronenbewegung um den Kern resultiert, der zweite ein induziertes Moment welches nach Abschalten des Magnetfelds verschwindet.</text:p>
            <text:p/>
            <text:p>Somit ist der erste Term für Paramagnetismus (und abhängig von der Ordnungstendenz für Ferro bzw. Antiferromagnetismus) verantwortlich, der zweite Term hingegen für den immer vorhandenen Diamagnetism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(2<text:span text:style-name="T7">l</text:span> + 1) – fach (Zeeman-Effekt) mit energetisch äquidistanten Termen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Grundzustand des einfachen Wasserstoffatoms zu <text:span text:style-name="T7">l</text:span> = 0 gehört, sollte er von einem Magnetfeld unbeeinflusst bleiben. Dies widerspricht jedoch dem experimentellen Befund, nach dem der Grundzustand im Feld zweifach aufspaltet.</text:p>
            <text:p>Ebenso spaltet beim <text:span text:style-name="T7">Stern-Gerlach-Versuch</text:span> das <text:span text:style-name="T7">Leuchtelektron</text:span> (5<text:span text:style-name="T7">s</text:span>-Elektron) zweifach auf, obwohl es ebenfalls im Grundzustand <text:span text:style-name="T7">l</text:span> = 0 besitzt und die Drehimpulse aller anderen Elektronen im Ag – Atom zu Null koppeln.</text:p>
          </draw:text-box>
        </draw:frame>
        <draw:frame draw:style-name="gr2" draw:text-style-name="P2" draw:layer="layout" svg:width="16.884cm" svg:height="3.195cm" svg:x="5.557cm" svg:y="15.902cm">
          <text:p/>
          <draw:object xlink:href="../Aufhebung%20der%20m-Entartung%20durch%20den%20paramagnetischen%20Term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kann ganz- oder halbzahlig sein:</text:p>
          </draw:text-box>
        </draw:frame>
        <draw:frame draw:style-name="gr2" draw:text-style-name="P2" draw:layer="layout" svg:width="17.761cm" svg:height="2.335cm" svg:x="5.119cm" svg:y="12.332cm">
          <text:p/>
          <draw:object xlink:href="../Spinquantenzahl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sie eine echte Teilcheneigenschaft (so wie Masse <text:span text:style-name="T7">m</text:span> und Ladung <text:span text:style-name="T7">q</text:span>) ist.</text:p>
            <text:p/>
            <text:p>Allerdings fügt der Spin einen neuen, unabhängigen, jedoch auf jeden Fall diskreten Freiheitsgrad, die Einstellung des Vektors <text:span text:style-name="T7">S</text:span> relativ zu einer vorgegebenen Richtung, hinzu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8.472cm" svg:x="1.4cm" svg:y="1.771cm" presentation:class="subtitle" presentation:user-transformed="true">
          <draw:text-box>
            <text:p/>
            <text:p/>
            <text:p/>
            <text:p>Da der Hilbertraum ℋ<text:span text:style-name="T9">B</text:span> der Bahnbewegung zur Beschreibung eines quantenmechanischen Teilchens nicht mehr ausreicht, wird er um den (2<text:span text:style-name="T7">S</text:span> + 1) – dimensionalen Spinraum ℋ<text:span text:style-name="T9">S</text:span> erweitert. Der vollständige Raum ist der direkte Produktraum aus den beiden Teilräumen ℋ<text:span text:style-name="T9">B</text:span> und ℋ<text:span text:style-name="T9">S</text:span>:</text:p>
            <text:p>ℋ = ℋ<text:span text:style-name="T9">B</text:span> ⦻ ℋ<text:span text:style-name="T9">S</text:span></text:p>
            <text:p>Die Wirkung eines ausschließlich in einem Teilraum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kommutieren.</text:span></text:p>
          </draw:text-box>
        </draw:frame>
        <draw:frame draw:style-name="gr2" draw:text-style-name="P2" draw:layer="layout" svg:width="15.018cm" svg:height="3.088cm" svg:x="6.49cm" svg:y="14.555cm">
          <text:p/>
          <draw:object xlink:href="../Ausschließlich%20in%20einem%20Teilraum%20wirkender%20Operator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2" draw:layer="layout" svg:width="25.199cm" svg:height="15.191cm" svg:x="1.4cm" svg:y="3.41cm" presentation:class="subtitle" presentation:user-transformed="true">
          <draw:text-box>
            <text:p/>
            <text:p/>
            <text:p>Die Wirkung eines ausschließlich in einem der beiden Teilräume ℋ<text:span text:style-name="T9">B,S</text:span>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= ℋ</text:span><text:span text:style-name="T55">B</text:span><text:span text:style-name="T42"> ⦻ ℋ</text:span><text:span text:style-name="T55">S</text:span><text:span text:style-name="T42"> kommutieren:</text:span></text:p>
            <text:p><text:span text:style-name="T42"/></text:p>
            <text:p><text:span text:style-name="T42">[</text:span><text:span text:style-name="T14">A</text:span><text:span text:style-name="T55">B</text:span><text:span text:style-name="T42"> , </text:span><text:span text:style-name="T14">A</text:span><text:span text:style-name="T55">S</text:span><text:span text:style-name="T42">]_ = 0</text:span></text:p>
          </draw:text-box>
        </draw:frame>
        <draw:frame draw:style-name="gr2" draw:text-style-name="P2" draw:layer="layout" svg:width="15.018cm" svg:height="3.088cm" svg:x="6.49cm" svg:y="10.355cm">
          <text:p/>
          <draw:object xlink:href="../Ausschließlich%20in%20einem%20Teilraum%20wirkender%20Operator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genwertgleichungen des Spins?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><text:span text:style-name="T65">S</text:span><text:span text:style-name="T66">2</text:span><text:span text:style-name="T67"> </text:span><text:span text:style-name="T68">|</text:span><text:span text:style-name="T69">S</text:span><text:span text:style-name="T70"> </text:span><text:span text:style-name="T69">m</text:span><text:span text:style-name="T71">S</text:span><text:span text:style-name="T68">⟩ = ℏ</text:span><text:span text:style-name="T72">2</text:span><text:span text:style-name="T73"> </text:span><text:span text:style-name="T69">S</text:span><text:span text:style-name="T68"> (</text:span><text:span text:style-name="T69">S</text:span><text:span text:style-name="T68"> + 1) |</text:span><text:span text:style-name="T69">S</text:span><text:span text:style-name="T68"> </text:span><text:span text:style-name="T69">m</text:span><text:span text:style-name="T71">S</text:span><text:span text:style-name="T68">⟩</text:span></text:p>
            <text:p><text:span text:style-name="T69">S</text:span><text:span text:style-name="T74">z</text:span><text:span text:style-name="T75"> </text:span><text:span text:style-name="T68">|</text:span><text:span text:style-name="T69">S</text:span><text:span text:style-name="T68"> </text:span><text:span text:style-name="T69">m</text:span><text:span text:style-name="T71">S</text:span><text:span text:style-name="T68">⟩ = ℏ </text:span><text:span text:style-name="T69">m</text:span><text:span text:style-name="T76">S</text:span><text:span text:style-name="T68"> |</text:span><text:span text:style-name="T69">S</text:span><text:span text:style-name="T68"> </text:span><text:span text:style-name="T69">m</text:span><text:span text:style-name="T71">S</text:span><text:span text:style-name="T68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ntwickelt man einen allgemeinen Spinzustand |<text:span text:style-name="T77">α</text:span><text:span text:style-name="T78">S</text:span><text:span text:style-name="T79">⟩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In ℋ<text:span text:style-name="T9">S</text:span> bilden die {|<text:span text:style-name="T7">S</text:span> , <text:span text:style-name="T7">m</text:span><text:span text:style-name="T8">S</text:span>⟩} eine vollständige Orthonormalbasis.</text:p>
            <text:p>Für einen allgemeinen Spinzustand |<text:span text:style-name="T14">α</text:span><text:span text:style-name="T8">S</text:span>⟩ gilt daher die Entwicklung:</text:p>
          </draw:text-box>
        </draw:frame>
        <draw:frame draw:style-name="gr2" draw:text-style-name="P2" draw:layer="layout" svg:width="8.95cm" svg:height="3.137cm" svg:x="9.524cm" svg:y="12.931cm">
          <text:p/>
          <draw:object xlink:href="../Entwicklung%20eines%20allgemeinen%20Spinzustands%20(aufgeräumt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it Bezug auf die Matrixdarstellungen der Spinoperatoren <text:span text:style-name="T7">S</text:span> lässt sich ein allgemeiner Spinzustand |<text:span text:style-name="T14">α</text:span><text:span text:style-name="T15">S</text:span><text:span text:style-name="T21">⟩ durch einen (2</text:span><text:span text:style-name="T38">S</text:span><text:span text:style-name="T21"> + 1)-komponentigen Spaltenvektor bestehend aus den Eigenwerten </text:span><text:span text:style-name="T21"><text:tab/></text:span><text:span text:style-name="T21"><text:tab/></text:span><text:span text:style-name="T21"> , den </text:span><text:span text:style-name="T80">Spinor</text:span><text:span text:style-name="T21">, repräsentieren: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2" draw:text-style-name="P2" draw:layer="layout" svg:width="1.199cm" svg:height="1.142cm" svg:x="19.2cm" svg:y="8.174cm">
          <text:p/>
          <draw:object xlink:href="../Eigenwert%20des%20Spins.odf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2" draw:layer="layout" svg:width="11.593cm" svg:height="6.061cm" svg:x="8.203cm" svg:y="10.469cm">
          <text:p/>
          <draw:object xlink:href="../Spinor%20(aufgeräumt)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11cm" svg:x="1.4cm" svg:y="0.835cm" presentation:class="title" presentation:user-transformed="true">
          <draw:text-box>
            <text:p>Warum gilt im <text:span text:style-name="T7">ℋ</text:span><text:span text:style-name="T8">S</text:span><text:span text:style-name="T9">=1/2</text:span> die Operatoridentität (<text:span text:style-name="T7">S</text:span><text:span text:style-name="T9">+</text:span>)<text:span text:style-name="T6">2</text:span> = 0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11" draw:layer="layout" svg:width="25.199cm" svg:height="3.506cm" svg:x="1.4cm" svg:y="0.833cm" presentation:class="title" presentation:user-transformed="true">
          <draw:text-box>
            <text:p><text:span text:style-name="T81">Welche Gestalt hat die zeitabhängige Schrödinger-Gleichung des zweikomponentigen Spinors |</text:span><text:span text:style-name="T82">ψ</text:span><text:span text:style-name="T83">1/2</text:span><text:span text:style-name="T81">(</text:span><text:span text:style-name="T84">r</text:span><text:span text:style-name="T81">)⟩ für ein Elektron im Potential </text:span><text:span text:style-name="T82">V</text:span><text:span text:style-name="T81">(</text:span><text:span text:style-name="T84">r</text:span><text:span text:style-name="T81">) und in einem homogenen Magnetfeld </text:span><text:span text:style-name="T84">B</text:span><text:span text:style-name="T81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 Welche grundsätzlichen Probleme ergeben sich bei ihrer Lös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52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welche mit <text:span text:style-name="T7">H</text:span><text:span text:style-name="T16">D</text:span><text:span text:style-name="T6">(0)</text:span> kommu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5.741cm" svg:y="2.495cm">
          <text:p/>
          <draw:object xlink:href="../hat%20S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11" draw:layer="layout" svg:width="25.199cm" svg:height="3.506cm" svg:x="1.4cm" svg:y="0.832cm" presentation:class="title" presentation:user-transformed="true">
          <draw:text-box>
            <text:p><text:span text:style-name="T81">Wie kann man mit Hilfe der kommutierenden Komponente des Dirac-Spinoperators die Entartung der Energieeigenwerte zu </text:span><text:span text:style-name="T82">H</text:span><text:span text:style-name="T85">D</text:span><text:span text:style-name="T86">(0)</text:span><text:span text:style-name="T81"> erklä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52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text-style-name="P11" draw:layer="layout" svg:width="25.199cm" svg:height="3.506cm" svg:x="1.4cm" svg:y="0.833cm" presentation:class="title" presentation:user-transformed="true">
          <draw:text-box>
            <text:p><text:span text:style-name="T84">J</text:span><text:span text:style-name="T83">1</text:span><text:span text:style-name="T81"> und </text:span><text:span text:style-name="T84">J</text:span><text:span text:style-name="T83">2</text:span><text:span text:style-name="T81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87">j</text:span><text:span text:style-name="T12"> des Gesamtdrehimpulses </text:span><text:span text:style-name="T53">J</text:span><text:span text:style-name="T12"> aus denen der Einzeldrehimpulse </text:span><text:span text:style-name="T53">J</text:span><text:span text:style-name="T88">1</text:span><text:span text:style-name="T12">, </text:span><text:span text:style-name="T53">J</text:span><text:span text:style-name="T88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6</meta:editing-cycles>
    <meta:generator>LibreOffice/4.1.4.2$Windows_x86 LibreOffice_project/0a0440ccc0227ad9829de5f46be37cfb6edcf72</meta:generator>
    <dc:date>2014-10-06T14:05:29.097000000</dc:date>
    <meta:document-statistic meta:object-count="477"/>
  </office:meta>
</office:document-meta>
</file>